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1D0000028F64226E72DC64FB1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Regular" svg:font-family="Montserrat-Regular" style:font-family-generic="roman" style:font-pitch="variable"/>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automatic-styles>
    <style:style style:name="Tableau1" style:family="table">
      <style:table-properties style:width="24.633cm" fo:margin-left="0.018cm" fo:margin-top="0cm" fo:margin-bottom="0cm" table:align="left" style:writing-mode="lr-tb"/>
    </style:style>
    <style:style style:name="Tableau1.A" style:family="table-column">
      <style:table-column-properties style:column-width="2.141cm"/>
    </style:style>
    <style:style style:name="Tableau1.B" style:family="table-column">
      <style:table-column-properties style:column-width="22.491cm"/>
    </style:style>
    <style:style style:name="Tableau1.1" style:family="table-row">
      <style:table-row-properties fo:keep-together="auto"/>
    </style:style>
    <style:style style:name="Tableau1.A1" style:family="table-cell">
      <style:table-cell-properties style:vertical-align="" fo:background-color="transparent" fo:padding="0.176cm" fo:border="1pt solid #000000">
        <style:background-image/>
      </style:table-cell-properties>
    </style:style>
    <style:style style:name="Tableau2" style:family="table">
      <style:table-properties style:width="24.617cm" fo:margin-left="0.018cm" fo:margin-top="0cm" fo:margin-bottom="0cm" table:align="left" style:writing-mode="lr-tb"/>
    </style:style>
    <style:style style:name="Tableau2.A" style:family="table-column">
      <style:table-column-properties style:column-width="2.194cm"/>
    </style:style>
    <style:style style:name="Tableau2.B" style:family="table-column">
      <style:table-column-properties style:column-width="5.373cm"/>
    </style:style>
    <style:style style:name="Tableau2.C" style:family="table-column">
      <style:table-column-properties style:column-width="7.327cm"/>
    </style:style>
    <style:style style:name="Tableau2.D" style:family="table-column">
      <style:table-column-properties style:column-width="9.723cm"/>
    </style:style>
    <style:style style:name="Tableau2.1" style:family="table-row">
      <style:table-row-properties fo:keep-together="auto"/>
    </style:style>
    <style:style style:name="Tableau2.A1" style:family="table-cell">
      <style:table-cell-properties style:vertical-align="" fo:background-color="transparent" fo:padding="0.176cm" fo:border="1pt solid #000000">
        <style:background-image/>
      </style:table-cell-properties>
    </style:style>
    <style:style style:name="Tableau3" style:family="table">
      <style:table-properties style:width="24.58cm" fo:margin-left="0.245cm" fo:margin-top="0cm" fo:margin-bottom="0cm" table:align="left" style:writing-mode="lr-tb"/>
    </style:style>
    <style:style style:name="Tableau3.A" style:family="table-column">
      <style:table-column-properties style:column-width="4.814cm"/>
    </style:style>
    <style:style style:name="Tableau3.B" style:family="table-column">
      <style:table-column-properties style:column-width="4.498cm"/>
    </style:style>
    <style:style style:name="Tableau3.C" style:family="table-column">
      <style:table-column-properties style:column-width="4.26cm"/>
    </style:style>
    <style:style style:name="Tableau3.D" style:family="table-column">
      <style:table-column-properties style:column-width="5.239cm"/>
    </style:style>
    <style:style style:name="Tableau3.E" style:family="table-column">
      <style:table-column-properties style:column-width="5.77cm"/>
    </style:style>
    <style:style style:name="Tableau3.1" style:family="table-row">
      <style:table-row-properties fo:keep-together="auto"/>
    </style:style>
    <style:style style:name="Tableau3.A1" style:family="table-cell">
      <style:table-cell-properties style:vertical-align="" fo:background-color="transparent" fo:padding="0.176cm" fo:border="1pt solid #000000">
        <style:background-image/>
      </style:table-cell-properties>
    </style:style>
    <style:style style:name="Tableau3.A3"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normal">
      <style:paragraph-properties fo:text-align="start" style:justify-single-word="false"/>
    </style:style>
    <style:style style:name="P2" style:family="paragraph" style:parent-style-name="normal">
      <style:paragraph-properties fo:line-height="100%" fo:orphans="0" fo:widows="0"/>
    </style:style>
    <style:style style:name="P3" style:family="paragraph" style:parent-style-name="normal">
      <style:text-properties style:font-name="Montserrat1" style:font-name-asian="Montserrat2" style:font-name-complex="Montserrat2"/>
    </style:style>
    <style:style style:name="P4" style:family="paragraph" style:parent-style-name="normal">
      <style:paragraph-properties fo:line-height="100%" fo:orphans="0" fo:widows="0"/>
      <style:text-properties style:font-name="Montserrat1" style:font-name-asian="Montserrat2" style:font-name-complex="Montserrat2"/>
    </style:style>
    <style:style style:name="P5" style:family="paragraph" style:parent-style-name="normal">
      <style:paragraph-properties fo:line-height="100%" fo:orphans="0" fo:widows="0"/>
      <style:text-properties style:font-name="Montserrat1" officeooo:rsid="001efc87" officeooo:paragraph-rsid="001efc87" style:font-name-asian="Montserrat2" style:font-name-complex="Montserrat2"/>
    </style:style>
    <style:style style:name="P6" style:family="paragraph" style:parent-style-name="normal">
      <style:paragraph-properties fo:line-height="100%" fo:orphans="0" fo:widows="0"/>
      <style:text-properties style:font-name="Montserrat1" officeooo:rsid="002347f7" officeooo:paragraph-rsid="002347f7" style:font-name-asian="Montserrat2" style:font-name-complex="Montserrat2"/>
    </style:style>
    <style:style style:name="P7" style:family="paragraph" style:parent-style-name="normal">
      <style:paragraph-properties fo:line-height="100%" fo:orphans="0" fo:widows="0"/>
      <style:text-properties style:font-name="Montserrat1" fo:font-size="12pt" fo:font-weight="bold" style:font-name-asian="Montserrat2" style:font-size-asian="12pt" style:font-weight-asian="bold" style:font-name-complex="Montserrat2" style:font-size-complex="12pt"/>
    </style:style>
    <style:style style:name="P8" style:family="paragraph" style:parent-style-name="normal">
      <style:paragraph-properties fo:line-height="100%" fo:orphans="0" fo:widows="0"/>
      <style:text-properties style:font-name="Montserrat1" fo:font-size="12pt" style:font-name-asian="Montserrat2" style:font-size-asian="12pt" style:font-name-complex="Montserrat2" style:font-size-complex="12pt"/>
    </style:style>
    <style:style style:name="P9" style:family="paragraph" style:parent-style-name="normal">
      <style:paragraph-properties fo:margin-left="1.27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10" style:family="paragraph" style:parent-style-name="normal">
      <style:paragraph-properties fo:margin-left="0cm" fo:margin-right="0cm" fo:line-height="100%" fo:orphans="0" fo:widows="0" fo:text-indent="0cm" style:auto-text-indent="false"/>
      <style:text-properties style:font-name="Montserrat1" fo:font-size="12pt" style:font-name-asian="Montserrat2" style:font-size-asian="12pt" style:font-name-complex="Montserrat2" style:font-size-complex="12pt"/>
    </style:style>
    <style:style style:name="P11" style:family="paragraph" style:parent-style-name="normal">
      <style:paragraph-properties fo:line-height="100%" fo:text-align="start" style:justify-single-word="false" fo:orphans="0" fo:widows="0"/>
      <style:text-properties style:font-name="Montserrat1" fo:font-size="12pt" style:font-name-asian="Montserrat2" style:font-size-asian="12pt" style:font-name-complex="Montserrat2" style:font-size-complex="12pt"/>
    </style:style>
    <style:style style:name="P12" style:family="paragraph" style:parent-style-name="normal">
      <style:paragraph-properties fo:margin-left="0cm" fo:margin-right="0cm" fo:line-height="100%" fo:orphans="0" fo:widows="0" fo:text-indent="0cm" style:auto-text-indent="false"/>
      <style:text-properties style:font-name="Montserrat1" fo:font-size="14pt" fo:font-weight="bold" style:font-name-asian="Montserrat2" style:font-size-asian="14pt" style:font-weight-asian="bold" style:font-name-complex="Montserrat2" style:font-size-complex="14pt"/>
    </style:style>
    <style:style style:name="P13" style:family="paragraph" style:parent-style-name="normal">
      <style:paragraph-properties fo:text-align="start" style:justify-single-word="false"/>
      <style:text-properties style:font-name="Montserrat1" fo:font-size="14pt" fo:font-weight="bold" style:font-name-asian="Montserrat2" style:font-size-asian="14pt" style:font-weight-asian="bold" style:font-name-complex="Montserrat2" style:font-size-complex="14pt"/>
    </style:style>
    <style:style style:name="P14" style:family="paragraph" style:parent-style-name="normal">
      <style:paragraph-properties fo:line-height="100%" fo:orphans="0" fo:widows="0"/>
      <style:text-properties style:font-name="Montserrat1" fo:font-weight="bold" style:font-name-asian="Montserrat2" style:font-weight-asian="bold" style:font-name-complex="Montserrat2"/>
    </style:style>
    <style:style style:name="P15" style:family="paragraph" style:parent-style-name="normal">
      <style:paragraph-properties fo:margin-left="0cm" fo:margin-right="0cm" fo:text-indent="-0.026cm" style:auto-text-indent="false"/>
    </style:style>
    <style:style style:name="P16" style:family="paragraph" style:parent-style-name="normal">
      <style:text-properties style:font-name="Montserrat"/>
    </style:style>
    <style:style style:name="P17" style:family="paragraph" style:parent-style-name="normal">
      <style:text-properties fo:color="#666666" loext:opacity="100%" style:font-name="Montserrat1" fo:font-size="12pt" officeooo:rsid="0030d132" style:font-name-asian="Montserrat2" style:font-size-asian="12pt" style:font-name-complex="Montserrat2" style:font-size-complex="12pt"/>
    </style:style>
    <style:style style:name="P18" style:family="paragraph" style:parent-style-name="Title" style:master-page-name="Standard">
      <style:paragraph-properties fo:margin-top="0cm" fo:margin-bottom="0.423cm" style:contextual-spacing="false" fo:line-height="100%" fo:text-align="center" style:justify-single-word="false" fo:orphans="0" fo:widows="0" style:page-number="1"/>
      <style:text-properties style:font-name="Montserrat1" style:font-name-asian="Montserrat2" style:font-name-complex="Montserrat2"/>
    </style:style>
    <style:style style:name="P19" style:family="paragraph" style:parent-style-name="Standard" style:list-style-name="WWNum7">
      <style:paragraph-properties fo:text-align="start" style:justify-single-word="false"/>
      <style:text-properties officeooo:paragraph-rsid="0030d132"/>
    </style:style>
    <style:style style:name="P20" style:family="paragraph" style:parent-style-name="Standard" style:list-style-name="WWNum7">
      <style:paragraph-properties fo:margin-left="1.27cm" fo:margin-right="0cm" fo:text-align="start" style:justify-single-word="false" fo:text-indent="-0.635cm" style:auto-text-indent="false"/>
      <style:text-properties style:font-name="Montserrat1" fo:font-size="12pt" fo:font-weight="bold" officeooo:paragraph-rsid="0030d132" style:font-name-asian="Montserrat2" style:font-size-asian="12pt" style:font-weight-asian="bold" style:font-name-complex="Montserrat2" style:font-size-complex="12pt" style:font-weight-complex="bold"/>
    </style:style>
    <style:style style:name="P21" style:family="paragraph" style:parent-style-name="Standard" style:list-style-name="WWNum6">
      <style:paragraph-properties fo:margin-left="1.27cm" fo:margin-right="0cm" fo:line-height="100%" fo:text-align="start" style:justify-single-word="false" fo:orphans="0" fo:widows="0" fo:text-indent="-0.635cm" style:auto-text-indent="false"/>
      <style:text-properties style:font-name="Montserrat1" fo:font-size="12pt" officeooo:paragraph-rsid="00316529" style:font-name-asian="Montserrat2" style:font-size-asian="12pt" style:font-name-complex="Montserrat2" style:font-size-complex="12pt"/>
    </style:style>
    <style:style style:name="P22" style:family="paragraph" style:parent-style-name="Standard" style:list-style-name="WWNum3">
      <style:paragraph-properties fo:line-height="100%" fo:text-align="start" style:justify-single-word="false" fo:orphans="0" fo:widows="0"/>
      <style:text-properties style:font-name="Montserrat1" fo:font-size="12pt" officeooo:paragraph-rsid="00316529" style:font-name-asian="Montserrat2" style:font-size-asian="12pt" style:font-name-complex="Montserrat2" style:font-size-complex="12pt"/>
    </style:style>
    <style:style style:name="P23" style:family="paragraph" style:parent-style-name="Standard" style:list-style-name="WWNum3">
      <style:paragraph-properties fo:margin-left="1.27cm" fo:margin-right="0cm" fo:line-height="100%" fo:text-align="start" style:justify-single-word="false" fo:orphans="0" fo:widows="0" fo:text-indent="-0.635cm" style:auto-text-indent="false"/>
      <style:text-properties style:font-name="Montserrat1" fo:font-size="12pt" officeooo:paragraph-rsid="00316529" style:font-name-asian="Montserrat2" style:font-size-asian="12pt" style:font-name-complex="Montserrat2" style:font-size-complex="12pt"/>
    </style:style>
    <style:style style:name="P24" style:family="paragraph" style:parent-style-name="normal" style:list-style-name="WWNum4">
      <style:paragraph-properties fo:margin-left="1.27cm" fo:margin-right="0cm" fo:text-indent="-0.635cm" style:auto-text-indent="false"/>
      <style:text-properties style:font-name="Montserrat1" fo:font-size="14pt" fo:font-weight="bold" style:font-name-asian="Montserrat2" style:font-size-asian="14pt" style:font-weight-asian="bold" style:font-name-complex="Montserrat2" style:font-size-complex="14pt"/>
    </style:style>
    <style:style style:name="P25" style:family="paragraph" style:parent-style-name="normal" style:list-style-name="WWNum4">
      <style:paragraph-properties fo:margin-left="1.27cm" fo:margin-right="0cm" fo:line-height="100%" fo:orphans="0" fo:widows="0" fo:text-indent="-0.635cm" style:auto-text-indent="false"/>
      <style:text-properties style:font-name="Montserrat1" fo:font-size="14pt" fo:font-weight="bold" style:font-name-asian="Montserrat2" style:font-size-asian="14pt" style:font-weight-asian="bold" style:font-name-complex="Montserrat2" style:font-size-complex="14pt"/>
    </style:style>
    <style:style style:name="P26" style:family="paragraph" style:parent-style-name="normal">
      <style:paragraph-properties fo:text-align="start" style:justify-single-word="false"/>
      <style:text-properties style:font-name="Montserrat1" fo:font-size="14pt" fo:font-weight="bold" style:font-name-asian="Montserrat2" style:font-size-asian="14pt" style:font-weight-asian="bold" style:font-name-complex="Montserrat2" style:font-size-complex="14pt"/>
    </style:style>
    <style:style style:name="P27" style:family="paragraph" style:parent-style-name="normal" style:list-style-name="WWNum5">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28" style:family="paragraph" style:parent-style-name="normal" style:list-style-name="WWNum8">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29" style:family="paragraph" style:parent-style-name="normal" style:list-style-name="WWNum1">
      <style:paragraph-properties fo:margin-left="1.27cm" fo:margin-right="0cm" fo:line-height="100%" fo:orphans="0" fo:widows="0" fo:text-indent="-0.635cm" style:auto-text-indent="false"/>
      <style:text-properties style:font-name="Montserrat1" fo:font-size="12pt" style:font-name-asian="Montserrat2" style:font-size-asian="12pt" style:font-name-complex="Montserrat2" style:font-size-complex="12pt"/>
    </style:style>
    <style:style style:name="P30" style:family="paragraph" style:parent-style-name="normal">
      <style:paragraph-properties fo:line-height="100%" fo:orphans="0" fo:widows="0"/>
      <style:text-properties style:font-name="Montserrat1" fo:font-size="12pt" style:font-name-asian="Montserrat2" style:font-size-asian="12pt" style:font-name-complex="Montserrat2" style:font-size-complex="12pt"/>
    </style:style>
    <style:style style:name="P31" style:family="paragraph" style:parent-style-name="normal" style:list-style-name="WWNum8">
      <style:paragraph-properties fo:margin-left="1.27cm" fo:margin-right="0cm" fo:line-height="100%" fo:orphans="0" fo:widows="0" fo:text-indent="-0.635cm" style:auto-text-indent="false"/>
    </style:style>
    <style:style style:name="P32" style:family="paragraph" style:parent-style-name="normal" style:list-style-name="WWNum2">
      <style:paragraph-properties fo:margin-left="1.27cm" fo:margin-right="0cm" fo:line-height="100%" fo:orphans="0" fo:widows="0" fo:text-indent="-0.635cm" style:auto-text-indent="false"/>
    </style:style>
    <style:style style:name="P33" style:family="paragraph" style:parent-style-name="normal" style:list-style-name="WWNum4">
      <style:paragraph-properties fo:margin-left="0cm" fo:margin-right="0cm" fo:line-height="100%" fo:orphans="0" fo:widows="0" fo:text-indent="0cm" style:auto-text-indent="false"/>
    </style:style>
    <style:style style:name="P34" style:family="paragraph" style:parent-style-name="normal">
      <style:text-properties style:font-name="Montserrat"/>
    </style:style>
    <style:style style:name="P35" style:family="paragraph">
      <loext:graphic-properties draw:fill="solid" draw:fill-color="#a0a0a0"/>
      <style:paragraph-properties fo:text-align="center"/>
    </style:style>
    <style:style style:name="T1" style:family="text">
      <style:text-properties style:font-name="Montserrat1" style:font-name-asian="Montserrat2" style:font-name-complex="Montserrat2"/>
    </style:style>
    <style:style style:name="T2" style:family="text">
      <style:text-properties style:font-name="Montserrat1" fo:font-weight="bold" style:font-name-asian="Montserrat2" style:font-weight-asian="bold" style:font-name-complex="Montserrat2"/>
    </style:style>
    <style:style style:name="T3" style:family="text">
      <style:text-properties style:font-name="Montserrat1" fo:font-size="12pt" style:font-name-asian="Montserrat2" style:font-size-asian="12pt" style:font-name-complex="Montserrat2" style:font-size-complex="12pt"/>
    </style:style>
    <style:style style:name="T4" style:family="text">
      <style:text-properties style:font-name="Montserrat1" fo:font-size="12pt" officeooo:rsid="001efc87" style:font-name-asian="Montserrat2" style:font-size-asian="12pt" style:font-name-complex="Montserrat2" style:font-size-complex="12pt"/>
    </style:style>
    <style:style style:name="T5" style:family="text">
      <style:text-properties style:font-name="Montserrat1" fo:font-size="12pt" officeooo:rsid="0021cc26" style:font-name-asian="Montserrat2" style:font-size-asian="12pt" style:font-name-complex="Montserrat2" style:font-size-complex="12pt"/>
    </style:style>
    <style:style style:name="T6" style:family="text">
      <style:text-properties style:font-name="Montserrat1" fo:font-size="12pt" style:font-name-asian="Montserrat2" style:font-size-asian="12pt" style:font-name-complex="Montserrat2" style:font-size-complex="12pt" style:font-style-complex="italic"/>
    </style:style>
    <style:style style:name="T7" style:family="text">
      <style:text-properties style:font-name="Montserrat1" fo:font-size="12pt" style:text-underline-style="solid" style:text-underline-width="auto" style:text-underline-color="font-color" style:font-name-asian="Montserrat2" style:font-size-asian="12pt" style:font-name-complex="Montserrat2" style:font-size-complex="12pt"/>
    </style:style>
    <style:style style:name="T8" style:family="text">
      <style:text-properties style:font-name="Montserrat1" fo:font-size="12pt" fo:font-weight="bold" style:font-name-asian="Montserrat2" style:font-size-asian="12pt" style:font-weight-asian="bold" style:font-name-complex="Montserrat2" style:font-size-complex="12pt" style:font-style-complex="italic" style:font-weight-complex="bold"/>
    </style:style>
    <style:style style:name="T9" style:family="text">
      <style:text-properties style:font-name="Montserrat1" fo:font-size="12pt" fo:font-weight="bold" style:font-name-asian="Montserrat2" style:font-size-asian="12pt" style:font-weight-asian="bold" style:font-name-complex="Montserrat2" style:font-size-complex="12pt" style:font-weight-complex="bold"/>
    </style:style>
    <style:style style:name="T10" style:family="text">
      <style:text-properties style:font-name="Montserrat1" fo:font-size="14pt" fo:font-weight="bold" style:font-name-asian="Montserrat2" style:font-size-asian="14pt" style:font-weight-asian="bold" style:font-name-complex="Montserrat2" style:font-size-complex="14pt"/>
    </style:style>
    <style:style style:name="T11" style:family="text">
      <style:text-properties style:font-name="Montserrat1" fo:font-size="14pt" fo:font-weight="bold" officeooo:rsid="003519a2" style:font-name-asian="Montserrat2" style:font-size-asian="14pt" style:font-weight-asian="bold" style:font-name-complex="Montserrat2" style:font-size-complex="14pt"/>
    </style:style>
    <style:style style:name="T12" style:family="text">
      <style:text-properties style:font-name="Montserrat-Regular" fo:font-size="12pt" officeooo:rsid="00316529" style:font-name-asian="Montserrat2" style:font-size-asian="12pt" style:font-name-complex="Montserrat2" style:font-size-complex="12pt"/>
    </style:style>
    <style:style style:name="T13" style:family="text">
      <style:text-properties officeooo:rsid="002fff4a"/>
    </style:style>
    <style:style style:name="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a0a0a0" draw:textarea-horizontal-align="center" draw:textarea-vertical-align="top" draw:auto-grow-height="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bookmark text:name="_1jgtpi0w9ri"/>Spécifications techniques</text:p>
      <table:table table:name="Tableau1" table:style-name="Tableau1">
        <table:table-column table:style-name="Tableau1.A"/>
        <table:table-column table:style-name="Tableau1.B"/>
        <table:table-row table:style-name="Tableau1.1">
          <table:table-cell table:style-name="Tableau1.A1" office:value-type="string">
            <text:p text:style-name="P2"><text:span text:style-name="T2">Projet</text:span><text:span text:style-name="T1"> </text:span></text:p>
          </table:table-cell>
          <table:table-cell table:style-name="Tableau1.A1" office:value-type="string">
            <text:p text:style-name="P5">Menu Maker by Qwenta</text:p>
          </table:table-cell>
        </table:table-row>
      </table:table>
      <text:p text:style-name="P3"/>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14">Version</text:p>
          </table:table-cell>
          <table:table-cell table:style-name="Tableau2.A1" office:value-type="string">
            <text:p text:style-name="P14">Auteur</text:p>
          </table:table-cell>
          <table:table-cell table:style-name="Tableau2.A1" office:value-type="string">
            <text:p text:style-name="P14">Date</text:p>
          </table:table-cell>
          <table:table-cell table:style-name="Tableau2.A1" office:value-type="string">
            <text:p text:style-name="P14">Approbation </text:p>
          </table:table-cell>
        </table:table-row>
        <table:table-row table:style-name="Tableau2.1">
          <table:table-cell table:style-name="Tableau2.A1" office:value-type="string">
            <text:p text:style-name="P4">1.0</text:p>
          </table:table-cell>
          <table:table-cell table:style-name="Tableau2.A1" office:value-type="string">
            <text:p text:style-name="P5">Rémy</text:p>
          </table:table-cell>
          <table:table-cell table:style-name="Tableau2.A1" office:value-type="string">
            <text:p text:style-name="P5">03/05/2023</text:p>
          </table:table-cell>
          <table:table-cell table:style-name="Tableau2.A1" office:value-type="string">
            <text:p text:style-name="P6">Soufiane, John, Qwenta</text:p>
          </table:table-cell>
        </table:table-row>
      </table:table>
      <text:p text:style-name="P3"/>
      <text:p text:style-name="normal"><text:span text:style-name="T3">Le but de ce document est de </text:span><text:span text:style-name="T7">définir et justifier</text:span><text:span text:style-name="T3"> les spécifications techniques de </text:span><text:span text:style-name="T4">Menu Maker by Qwenta</text:span><text:span text:style-name="T3">.</text:span></text:p>
      <text:p text:style-name="P7"/>
      <text:p text:style-name="P17"/>
      <text:p text:style-name="P17"/>
      <text:list xml:id="list611542778" text:style-name="WWNum4">
        <text:list-item>
          <text:p text:style-name="P24">Choix technologiques</text:p>
        </text:list-item>
      </text:list>
      <text:p text:style-name="P15"><draw:rect text:anchor-type="as-char" style:rel-width="100%" draw:z-index="5" draw:name="Forme1" draw:style-name="gr1" draw:text-style-name="P35" svg:width="24.621cm" svg:height="0.054cm"><text:p/></draw:rect></text:p>
      <text:p text:style-name="P7"/>
      <text:list xml:id="list1874422259" text:style-name="WWNum5">
        <text:list-item>
          <text:p text:style-name="P27">État des lieux des besoins fonctionnels et de leurs solutions techniques :</text:p>
        </text:list-item>
      </text:list>
      <text:p text:style-name="normal"/>
      <table:table table:name="Tableau3" table:style-name="Tableau3">
        <table:table-column table:style-name="Tableau3.A"/>
        <table:table-column table:style-name="Tableau3.B"/>
        <table:table-column table:style-name="Tableau3.C"/>
        <table:table-column table:style-name="Tableau3.D"/>
        <table:table-column table:style-name="Tableau3.E"/>
        <table:table-row table:style-name="Tableau3.1">
          <table:table-cell table:style-name="Tableau3.A1" office:value-type="string">
            <text:p text:style-name="P14">Besoin </text:p>
          </table:table-cell>
          <table:table-cell table:style-name="Tableau3.A1" office:value-type="string">
            <text:p text:style-name="P14">Contraintes</text:p>
          </table:table-cell>
          <table:table-cell table:style-name="Tableau3.A1" office:value-type="string">
            <text:p text:style-name="P14">Solution</text:p>
          </table:table-cell>
          <table:table-cell table:style-name="Tableau3.A1" office:value-type="string">
            <text:p text:style-name="P14">Description de la solution</text:p>
          </table:table-cell>
          <table:table-cell table:style-name="Tableau3.A1" office:value-type="string">
            <text:p text:style-name="P14">Justification (2 arguments)</text:p>
          </table:table-cell>
        </table:table-row>
        <table:table-row table:style-name="Tableau3.1">
          <table:table-cell table:style-name="Tableau3.A1" office:value-type="string">
            <text:p text:style-name="P16">Connexion</text:p>
          </table:table-cell>
          <table:table-cell table:style-name="Tableau3.A1" office:value-type="string">
            <text:p text:style-name="P16">L’utilisateur doit pouvoir se connecter de manière sécurisée.</text:p>
          </table:table-cell>
          <table:table-cell table:style-name="Tableau3.A1" office:value-type="string">
            <text:p text:style-name="P16">Passeport js</text:p>
          </table:table-cell>
          <table:table-cell table:style-name="Tableau3.A1" office:value-type="string">
            <text:p text:style-name="P16">Passport.js est une bibliothèque pour NodeJS et fournit une prise en charge complète de la stratégie d'authentification.</text:p>
          </table:table-cell>
          <table:table-cell table:style-name="Tableau3.A1" office:value-type="string">
            <text:p text:style-name="P16">1) relativement facile à utiliser et à configurer.</text:p>
            <text:p text:style-name="P16">2)synergie/gain de temps et sécurité.</text:p>
          </table:table-cell>
        </table:table-row>
        <text:soft-page-break/>
        <table:table-row table:style-name="Tableau3.1">
          <table:table-cell table:style-name="Tableau3.A3" office:value-type="string">
            <text:p text:style-name="P16">Mail de confirmation</text:p>
          </table:table-cell>
          <table:table-cell table:style-name="Tableau3.A3" office:value-type="string">
            <text:p text:style-name="P16">L’utilisateur dois recevoir un mail de confirmation pour se connecter.</text:p>
          </table:table-cell>
          <table:table-cell table:style-name="Tableau3.A3" office:value-type="string">
            <text:p text:style-name="P16">Node mailer</text:p>
          </table:table-cell>
          <table:table-cell table:style-name="Tableau3.A3" office:value-type="string">
            <text:p text:style-name="P16">Nodemailer est une bibliothèque Node.js qui permet d'envoyer des e-mails à partir d'une application Node.js.</text:p>
          </table:table-cell>
          <table:table-cell table:style-name="Tableau3.A3" office:value-type="string">
            <text:p text:style-name="P16">1)cette classe est en adéquation avec le besoin.</text:p>
            <text:p text:style-name="P16">2)Nous utilisons Node JS.</text:p>
          </table:table-cell>
        </table:table-row>
        <table:table-row table:style-name="Tableau3.1">
          <table:table-cell table:style-name="Tableau3.A3" office:value-type="string">
            <text:p text:style-name="P16">Créer une catégorie de menu</text:p>
          </table:table-cell>
          <table:table-cell table:style-name="Tableau3.A3" office:value-type="string">
            <text:p text:style-name="P16">L'ajout d'une catégorie doit pouvoir se faire directement sur l'écran de création de menu depuis une modale.</text:p>
          </table:table-cell>
          <table:table-cell table:style-name="Tableau3.A3" office:value-type="string">
            <text:p text:style-name="P16">React-modal.</text:p>
          </table:table-cell>
          <table:table-cell table:style-name="Tableau3.A3" office:value-type="string">
            <text:p text:style-name="P16">Cette librairie React permet de créer simplement des modales performantes, accessibles avec un minimum de code.</text:p>
            <text:p text:style-name="P16"/>
          </table:table-cell>
          <table:table-cell table:style-name="Tableau3.A3" office:value-type="string">
            <text:p text:style-name="P16">1) Nous avons choisi de développer en React, la librairie est cohérente avec ce choix.</text:p>
            <text:p text:style-name="P16">2) Il s'agit de la librairie la plus utilisée.</text:p>
          </table:table-cell>
        </table:table-row>
        <table:table-row table:style-name="Tableau3.1">
          <table:table-cell table:style-name="Tableau3.A1" office:value-type="string">
            <text:p text:style-name="P16">Créer un plat</text:p>
          </table:table-cell>
          <table:table-cell table:style-name="Tableau3.A1" office:value-type="string">
            <text:p text:style-name="P16">L’utilisateur dois pouvoir avoir un aperçu de la photo de son plat lorsqu’il renseigne le formulaire d’ajout de plats.</text:p>
          </table:table-cell>
          <table:table-cell table:style-name="Tableau3.A1" office:value-type="string">
            <text:p text:style-name="P16">Réact / file Reader</text:p>
          </table:table-cell>
          <table:table-cell table:style-name="Tableau3.A1" office:value-type="string">
            <text:p text:style-name="P16">FileReader est une classe JavaScript fournie par l'API File de HTML5 pour lire des fichiers côté client.</text:p>
          </table:table-cell>
          <table:table-cell table:style-name="Tableau3.A1" office:value-type="string">
            <text:p text:style-name="P16">1)Nous sommes déjà dans l’environnement réact.</text:p>
            <text:p text:style-name="P16">2)cette classe est en adéquation avec le besoin.</text:p>
          </table:table-cell>
        </table:table-row>
        <table:table-row table:style-name="Tableau3.1">
          <table:table-cell table:style-name="Tableau3.A3" office:value-type="string">
            <text:p text:style-name="P16">Personnaliser un menu (logo, polices)</text:p>
          </table:table-cell>
          <table:table-cell table:style-name="Tableau3.A3" office:value-type="string">
            <text:p text:style-name="P16">L’utilisateur doit pouvoir changer la police et sa couleur et importer son logo.</text:p>
          </table:table-cell>
          <table:table-cell table:style-name="Tableau3.A3" office:value-type="string">
            <text:p text:style-name="P16">Tailwind CSS.</text:p>
          </table:table-cell>
          <table:table-cell table:style-name="Tableau3.A3" office:value-type="string">
            <text:p text:style-name="P16">Tailwind CSS est une bibliothèque CSS qui facilite la création de style personnalisé.</text:p>
          </table:table-cell>
          <table:table-cell table:style-name="Tableau3.A3" office:value-type="string">
            <text:p text:style-name="P16">1)Tailwind CSS a été conçu dans cette optique.</text:p>
            <text:p text:style-name="P16">2)Gain de temps pour mettre en place la fonctionnalité.</text:p>
          </table:table-cell>
        </table:table-row>
        <table:table-row table:style-name="Tableau3.1">
          <table:table-cell table:style-name="Tableau3.A3" office:value-type="string">
            <text:p text:style-name="P16"/>
            <text:p text:style-name="P16"><text:soft-page-break/>Diffuser le menu notamment l’export PDF</text:p>
          </table:table-cell>
          <table:table-cell table:style-name="Tableau3.A3" office:value-type="string">
            <text:p text:style-name="P16"/>
            <text:p text:style-name="P16"><text:soft-page-break/>L’utilisateur doit pouvoir exporter son menu au format PDF.</text:p>
          </table:table-cell>
          <table:table-cell table:style-name="Tableau3.A3" office:value-type="string">
            <text:p text:style-name="P16"/>
            <text:p text:style-name="P16"><text:soft-page-break/>React-pdf.</text:p>
          </table:table-cell>
          <table:table-cell table:style-name="Tableau3.A3" office:value-type="string">
            <text:p text:style-name="P16"/>
            <text:p text:style-name="P16"><text:soft-page-break/>Cette librairie React permet la création de PDF à partir de composant react.</text:p>
          </table:table-cell>
          <table:table-cell table:style-name="Tableau3.A3" office:value-type="string">
            <text:p text:style-name="P16"/>
            <text:p text:style-name="P16"><text:soft-page-break/>1)Nous sommes déjà dans l’environnement React.</text:p>
            <text:p text:style-name="P16">2)cette solution est en adéquation avec le besoin. </text:p>
          </table:table-cell>
        </table:table-row>
        <table:table-row table:style-name="Tableau3.1">
          <table:table-cell table:style-name="Tableau3.A3" office:value-type="string">
            <text:p text:style-name="P16">Imprimer un menu</text:p>
          </table:table-cell>
          <table:table-cell table:style-name="Tableau3.A3" office:value-type="string">
            <text:p text:style-name="P16">L’utilisateur doit pouvoir imprimer son menu.</text:p>
          </table:table-cell>
          <table:table-cell table:style-name="Tableau3.A3" office:value-type="string">
            <text:p text:style-name="P16">React-to-print</text:p>
          </table:table-cell>
          <table:table-cell table:style-name="Tableau3.A3" office:value-type="string">
            <text:p text:style-name="P16">React-to-print est une bibliothèque pour React qui permet de générer facilement une version imprimable d’un composant.</text:p>
          </table:table-cell>
          <table:table-cell table:style-name="Tableau3.A3" office:value-type="string">
            <text:p text:style-name="P16">1)Nous sommes déjà dans l’environnement React.</text:p>
            <text:p text:style-name="P16">2)cette solution est en adéquation avec le besoin.</text:p>
          </table:table-cell>
        </table:table-row>
      </table:table>
      <text:p text:style-name="P8"/>
      <text:p text:style-name="P8"/>
      <text:p text:style-name="P8"/>
      <text:list xml:id="list112905801727032" text:continue-list="list611542778" text:style-name="WWNum4">
        <text:list-item>
          <text:p text:style-name="P24">Liens avec le back-end </text:p>
        </text:list-item>
      </text:list>
      <text:p text:style-name="P15"><draw:rect text:anchor-type="as-char" style:rel-width="100%" draw:z-index="6" draw:name="Forme2" draw:style-name="gr1" draw:text-style-name="P35" svg:width="24.621cm" svg:height="0.054cm"><text:p/></draw:rect></text:p>
      <text:p text:style-name="P8"/>
      <text:list xml:id="list2303772052" text:style-name="WWNum7">
        <text:list-item>
          <text:p text:style-name="P19"><text:span text:style-name="T3">Langage pour le serveur : </text:span><text:span text:style-name="T8">NodeJS</text:span><text:span text:style-name="T6">.(</text:span> <text:span text:style-name="T6">Node.js est un environnement d'exécution JavaScript côté serveur, qui permet aux développeurs de créer des applications web rapides et évolutives.)</text:span></text:p>
        </text:list-item>
        <text:list-item>
          <text:p text:style-name="P19"><text:span text:style-name="T3">Création de l’API : </text:span><text:span text:style-name="T9">ExpressJs</text:span><text:span text:style-name="T3">.(</text:span> <text:span text:style-name="T3">Express.js est un framework web populaire qui permet de créer des applications web et des API RESTful en fournissant des fonctionnalités pour la gestion des routes, la gestion des sessions, la gestion des cookies, la gestion des fichiers statiques, etc.)</text:span></text:p>
        </text:list-item>
        <text:list-item>
          <text:p text:style-name="P19"><text:span text:style-name="T3">Base de données choisie : </text:span><text:span text:style-name="T6">NO SQL</text:span><text:span text:style-name="T3"> avec </text:span><text:span text:style-name="T9">MongoDB</text:span><text:span text:style-name="T3">.(</text:span> <text:span text:style-name="T3">Stockage de données flexible : MongoDB peut stocker des données de n'importe quelle structure et n'impose pas de schéma rigide, offrant ainsi une grande flexibilité pour gérer des données de nature diverse.)</text:span></text:p>
          <text:p text:style-name="P20"/>
        </text:list-item>
      </text:list>
      <text:p text:style-name="P13"/>
      <text:p text:style-name="P13"/>
      <text:p text:style-name="P13"/>
      <text:p text:style-name="P13"><text:soft-page-break/></text:p>
      <text:list xml:id="list112905110165384" text:continue-list="list112905801727032" text:style-name="WWNum4">
        <text:list-item>
          <text:p text:style-name="P24">Préconisations concernant le domaine et l’hébergement</text:p>
        </text:list-item>
      </text:list>
      <text:p text:style-name="P15"><draw:rect text:anchor-type="as-char" style:rel-width="100%" draw:z-index="7" draw:name="Forme3" draw:style-name="gr1" draw:text-style-name="P35" svg:width="24.621cm" svg:height="0.054cm"><text:p/></draw:rect></text:p>
      <text:p text:style-name="P8"/>
      <text:list xml:id="list2743557622" text:style-name="WWNum8">
        <text:list-item>
          <text:p text:style-name="P31"><text:span text:style-name="T3">Nom du domaine. </text:span><text:span text:style-name="T12">MenuMaker.com</text:span></text:p>
        </text:list-item>
        <text:list-item>
          <text:p text:style-name="P28">Nom de l’hébergement. <text:span text:style-name="T13">1&amp;1.com</text:span></text:p>
        </text:list-item>
        <text:list-item>
          <text:p text:style-name="P28">Adresses e-mail. <text:span text:style-name="T13">contact@qwenta.com</text:span></text:p>
        </text:list-item>
      </text:list>
      <text:p text:style-name="P9"/>
      <text:p text:style-name="P12"/>
      <text:list xml:id="list112903828566031" text:continue-list="list112905110165384" text:style-name="WWNum4">
        <text:list-item>
          <text:p text:style-name="P25">Accessibilité</text:p>
        </text:list-item>
      </text:list>
      <text:p text:style-name="P15"><draw:rect text:anchor-type="as-char" style:rel-width="100%" draw:z-index="8" draw:name="Forme4" draw:style-name="gr1" draw:text-style-name="P35" svg:width="24.621cm" svg:height="0.054cm"><text:p/></draw:rect></text:p>
      <text:p text:style-name="P8"/>
      <text:list xml:id="list1576092897" text:style-name="WWNum2">
        <text:list-item>
          <text:p text:style-name="P32"><text:span text:style-name="T3">Compatibilité navigateur. </text:span><text:span text:style-name="T5">Chrome Safari et Firefox</text:span></text:p>
        </text:list-item>
        <text:list-item>
          <text:p text:style-name="P32"><text:span text:style-name="T3">Types d’appareils. </text:span><text:span text:style-name="T5">Desktop</text:span></text:p>
        </text:list-item>
      </text:list>
      <text:p text:style-name="P9"/>
      <text:p text:style-name="P8"/>
      <text:list xml:id="list112905820735169" text:continue-list="list112903828566031" text:style-name="WWNum4">
        <text:list-item>
          <text:p text:style-name="P25">Services tiers</text:p>
        </text:list-item>
      </text:list>
      <text:p text:style-name="P15"><draw:rect text:anchor-type="as-char" style:rel-width="100%" draw:z-index="9" draw:name="Forme5" draw:style-name="gr1" draw:text-style-name="P35" svg:width="24.621cm" svg:height="0.054cm"><text:p/></draw:rect></text:p>
      <text:p text:style-name="P8"/>
      <text:list xml:id="list3360744019" text:style-name="WWNum1">
        <text:list-item>
          <text:p text:style-name="P29">Noms et justification de ceux qui devront être implémentés pour le bon fonctionnement et le suivi du site (par exemple les plugins).</text:p>
        </text:list-item>
      </text:list>
      <text:p text:style-name="P7"/>
      <text:list xml:id="list112905580724141" text:continue-list="list112905820735169" text:style-name="WWNum4">
        <text:list-item>
          <text:p text:style-name="P25">Recommandations en termes de sécurité</text:p>
        </text:list-item>
      </text:list>
      <text:p text:style-name="P15"><draw:rect text:anchor-type="as-char" style:rel-width="100%" draw:z-index="10" draw:name="Forme6" draw:style-name="gr1" draw:text-style-name="P35" svg:width="24.621cm" svg:height="0.054cm"><text:p/></draw:rect></text:p>
      <text:p text:style-name="P10"/>
      <text:list xml:id="list2460351522" text:style-name="WWNum6">
        <text:list-item>
          <text:p text:style-name="P21">Méthode d’authentification à deux facteurs + mot de passe fort et vérification adresse mail.</text:p>
        </text:list-item>
        <text:list-item>
          <text:p text:style-name="P21">S’assurer que le site utilise HTTPS pour protéger les données en transit et utilisez des certificats SSL valides pour garantir l'authenticité du site web.</text:p>
        </text:list-item>
      </text:list>
      <text:p text:style-name="P11"><text:line-break/></text:p>
      <text:list xml:id="list112904320849730" text:continue-list="list112905580724141" text:style-name="WWNum4">
        <text:list-item>
          <text:list>
            <text:list-header>
              <text:p text:style-name="P33"><text:soft-page-break/><text:span text:style-name="T11">VII. <text:s text:c="2"/></text:span><text:span text:style-name="T10">Maintenance du site et futures mises à jour</text:span><draw:rect text:anchor-type="as-char" style:rel-width="100%" draw:z-index="11" draw:name="Forme7" draw:style-name="gr1" draw:text-style-name="P35" svg:width="24.621cm" svg:height="0.054cm"><text:p/></draw:rect></text:p>
            </text:list-header>
          </text:list>
        </text:list-item>
      </text:list>
      <text:p text:style-name="P8"/>
      <text:list xml:id="list1767776877" text:style-name="WWNum3">
        <text:list-item>
          <text:p text:style-name="P22">Sauvegarde régulière du site afin de pouvoir le restaurer en cas de problème.</text:p>
        </text:list-item>
        <text:list-item>
          <text:p text:style-name="P22">Mise à jour régulière du site pouvant inclure des correctifs de sécurité, des améliorations de performances et de nouvelles fonctionnalités.</text:p>
        </text:list-item>
        <text:list-item>
          <text:p text:style-name="P23">Surveillance des performances du site afin de s’assurer qu’il fonctionne correctement et que les temps de chargement sont acceptabl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ontserrat" svg:font-family="Montserrat"/>
    <style:font-face style:name="Montserrat-Regular" svg:font-family="Montserrat-Regular" style:font-family-generic="roman" style:font-pitch="variable"/>
    <style:font-face style:name="Montserrat1" svg:font-family="Montserrat" style:font-family-generic="roman" style:font-pitch="variable"/>
    <style:font-face style:name="Montserrat2" svg:font-family="Montserrat"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normal" style:next-style-name="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prefix="("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prefix="("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7%)" style:num-prefix="(" style:num-suffix=")" style:num-format="i">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35" loext:num-list-format="(%8%)" style:num-prefix="("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prefix="("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fr1" style:family="graphic" style:parent-style-name="Graphics">
      <style:graphic-properties fo:margin-left="0cm" fo:margin-right="0cm" fo:margin-top="0cm" fo:margin-bottom="0cm" style:run-through="background" style:wrap="none" style:vertical-pos="from-top" style:vertical-rel="page-content"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9.7cm" fo:page-height="21.001cm" style:num-format="1" style:print-orientation="landscape" fo:margin-top="1.27cm" fo:margin-bottom="2.54cm" fo:margin-left="2.54cm" fo:margin-right="2.54cm" style:writing-mode="lr-tb" style:layout-grid-color="#c0c0c0" style:layout-grid-lines="159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png" text:anchor-type="char" svg:x="9.491cm" svg:y="-2.143cm" svg:width="5.622cm" svg:height="2.812cm" draw:z-index="4"><draw:image xlink:href="Pictures/100000000000051D0000028F64226E72DC64FB12.png" xlink:type="simple" xlink:show="embed" xlink:actuate="onLoad" draw:mime-type="image/png"/></draw:frame></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05-17T11:29:03.638000000</dc:date>
    <meta:editing-duration>PT2H44M1S</meta:editing-duration>
    <meta:editing-cycles>8</meta:editing-cycles>
    <meta:generator>LibreOffice/7.3.4.2$Windows_X86_64 LibreOffice_project/728fec16bd5f605073805c3c9e7c4212a0120dc5</meta:generator>
    <meta:document-statistic meta:table-count="3" meta:image-count="1" meta:object-count="0" meta:page-count="5" meta:paragraph-count="89" meta:word-count="688" meta:character-count="4437" meta:non-whitespace-character-count="3844"/>
  </office:meta>
</office:document-meta>
</file>